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proxima-nova" svg:font-family="proxima-nova, sans-serif"/>
    <style:font-face style:name="rawline" svg:font-family="rawline, proxima-nova, Helvetica, 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000000" style:font-name="rawline" fo:letter-spacing="normal" fo:font-style="normal" fo:font-weight="bold"/>
    </style:style>
    <style:style style:name="P2" style:family="paragraph" style:parent-style-name="Text_20_body">
      <style:text-properties fo:font-variant="normal" fo:text-transform="none" fo:color="#4f606c" style:font-name="proxima-nova" fo:font-size="12pt" fo:letter-spacing="normal" fo:font-style="normal" fo:font-weight="normal"/>
    </style:style>
    <style:style style:name="P3"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style>
    <style:style style:name="P4" style:family="paragraph" style:parent-style-name="Heading_20_2">
      <style:text-properties fo:font-variant="normal" fo:text-transform="none" fo:color="#000000" style:font-name="rawline" fo:letter-spacing="normal" fo:font-style="normal" fo:font-weight="bold"/>
    </style:style>
    <style:style style:name="P5" style:family="paragraph" style:parent-style-name="Heading_20_2">
      <style:paragraph-properties fo:margin-left="0cm" fo:margin-right="0cm" fo:margin-top="0cm" fo:margin-bottom="0cm" loext:contextual-spacing="false" fo:line-height="112%" fo:orphans="2" fo:widows="2" fo:text-indent="0cm" style:auto-text-indent="false" fo:padding="0cm" fo:border="none"/>
    </style:style>
    <style:style style:name="P6" style:family="paragraph" style:parent-style-name="Heading_20_2">
      <style:paragraph-properties fo:margin-left="0cm" fo:margin-right="0cm" fo:margin-top="0cm" fo:margin-bottom="0cm" loext:contextual-spacing="false" fo:line-height="160%" fo:orphans="2" fo:widows="2" fo:text-indent="0cm" style:auto-text-indent="false" fo:padding="0cm" fo:border="none"/>
    </style:style>
    <style:style style:name="P7" style:family="paragraph" style:parent-style-name="Heading_20_1">
      <style:text-properties fo:font-variant="normal" fo:text-transform="none" fo:color="#000000" style:font-name="rawline" fo:letter-spacing="normal" fo:font-style="normal" fo:font-weight="bold"/>
    </style:style>
    <style:style style:name="T1" style:family="text">
      <style:text-properties fo:color="#4f606c"/>
    </style:style>
    <style:style style:name="T2" style:family="text">
      <style:text-properties fo:color="#4f606c" style:font-name="proxima-nova" fo:font-size="12pt" fo:font-style="italic" fo:font-weight="normal"/>
    </style:style>
    <style:style style:name="T3" style:family="text">
      <style:text-properties fo:color="#4f606c" style:font-name="proxima-nova" fo:font-size="12pt" fo:font-weight="normal"/>
    </style:style>
    <style:style style:name="T4" style:family="text">
      <style:text-properties fo:color="#0d548f" style:text-line-through-style="none" style:text-line-through-type="none" style:font-name="proxima-nova" fo:font-size="12pt" style:text-underline-style="none" fo:font-weight="normal" style:text-blinking="false" fo:background-color="transparent" loext:char-shading-value="0"/>
    </style:style>
    <style:style style:name="T5" style:family="text">
      <style:text-properties fo:color="#0d548f" style:text-line-through-style="none" style:text-line-through-type="none" style:font-name="proxima-nova" fo:font-size="12pt" style:text-underline-style="none" fo:font-weight="normal" style:text-blinking="false" fo:background-color="#ffffff" loext:char-shading-value="0"/>
    </style:style>
    <style:style style:name="T6" style:family="text">
      <style:text-properties fo:font-variant="normal" fo:text-transform="none" fo:color="#4f606c" style:font-name="proxima-nova" fo:font-size="12pt" fo:letter-spacing="normal" fo:font-style="normal" fo:font-weight="normal"/>
    </style:style>
    <style:style style:name="T7" style:family="text">
      <style:text-properties fo:font-variant="normal" fo:text-transform="none" fo:color="#4f606c" style:font-name="proxima-nova" fo:font-size="12pt" fo:letter-spacing="normal" fo:font-style="italic" fo:font-weight="normal"/>
    </style:style>
    <style:style style:name="T8" style:family="text">
      <style:text-properties fo:font-variant="normal" fo:text-transform="none" fo:color="#0d548f" style:text-line-through-style="none" style:text-line-through-type="none" style:font-name="proxima-nova" fo:font-size="12pt" fo:letter-spacing="normal" fo:font-style="normal" style:text-underline-style="none" fo:font-weight="normal" style:text-blinking="false" fo:background-color="transparent" loext:char-shading-value="0"/>
    </style:style>
    <style:style style:name="T9" style:family="text">
      <style:text-properties fo:font-variant="normal" fo:text-transform="none" fo:color="#254d68" style:font-name="proxima-nova" fo:letter-spacing="normal" fo:font-style="normal" fo:font-weight="bold"/>
    </style:style>
    <style:style style:name="T10" style:family="text">
      <style:text-properties fo:font-variant="normal" fo:text-transform="none" fo:color="#254d68" style:font-name="proxima-nova" fo:font-size="12pt" fo:letter-spacing="normal" fo:font-style="normal" fo:font-weight="bold"/>
    </style:style>
    <style:style style:name="T11" style:family="text">
      <style:text-properties fo:color="#254d68" style:font-name="proxima-nova" fo:font-size="12pt"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Vegan Leather: What It Is and Why It Belongs in Your Closet</text:h>
      <text:p text:style-name="P1"/>
      <text:p text:style-name="P1"><text:span text:style-name="T3">What’s so great about vegan leather? Only everything. Number one, it’s not made from the </text:span><text:a xlink:type="simple" xlink:href="https://www.peta.org/issues/animals-used-for-clothing/leather-industry/" text:style-name="Internet_20_link" text:visited-style-name="Visited_20_Internet_20_Link"><text:span text:style-name="T4">skins of dead animals</text:span></text:a><text:span text:style-name="T3">. Plus, it’s easier on the planet—and </text:span><text:span text:style-name="Emphasis"><text:span text:style-name="T2">très</text:span></text:span><text:span text:style-name="T3"> chic.</text:span></text:p>
      <text:p text:style-name="P3"><text:span text:style-name="T6">But what </text:span><text:span text:style-name="Emphasis"><text:span text:style-name="T7">is</text:span></text:span><text:span text:style-name="T6"> it?</text:span></text:p>
      <text:p text:style-name="P3"><text:span text:style-name="T6">Most </text:span><text:a xlink:type="simple" xlink:href="https://www.peta.org/living/fashion/vegan-leather-chic-sustainable-and-fruity/" office:target-frame-name="_blank" xlink:show="new" text:style-name="Internet_20_link" text:visited-style-name="Visited_20_Internet_20_Link"><text:span text:style-name="T8">vegan leather</text:span></text:a><text:span text:style-name="T6"> is made of polyurethane, a polymer that can be made to order for any designer’s whim. It can sparkle, have a nice glossy sheen, or be saturated in all kinds of shades that put leather to shame.</text:span></text:p>
      <text:p text:style-name="P1"/>
      <text:p text:style-name="P1"><text:span text:style-name="T3">Speaking of designers, </text:span><text:a xlink:type="simple" xlink:href="https://www.peta.org/videos/stella-mccartney-takes-on-the-leather-trade/" office:target-frame-name="_blank" xlink:show="new" text:style-name="Internet_20_link" text:visited-style-name="Visited_20_Internet_20_Link"><text:span text:style-name="T5">Stella McCartney</text:span></text:a><text:span text:style-name="T1"> </text:span><text:span text:style-name="T3">is among those who feature only vegan leather in their collections. And no wonder: Vegan leather is versatile. From moto jackets in every cut and color to the perfect little black dress—and even </text:span><text:a xlink:type="simple" xlink:href="https://www.peta.org/features/jenna-jameson-pleather/" text:style-name="Internet_20_link" text:visited-style-name="Visited_20_Internet_20_Link"><text:span text:style-name="T5">intimate items</text:span></text:a><text:span text:style-name="T1"> </text:span><text:span text:style-name="T3">that are sure to tickle one’s fancy—there’s a vegan leather version.</text:span></text:p>
      <text:p text:style-name="P1"><text:span text:style-name="T3"/></text:p>
      <text:p text:style-name="P2">That’s just for starters. You can also find vegan leather shoes, boots, handbags, billfolds, and seat covers for your car. And if you have deep pockets, Tesla recently became the latest luxury automaker to offer vegan leather seating, joining BMW, Mercedes-Benz, Lexus, and Ferrari.</text:p>
      <text:p text:style-name="P3"><text:span text:style-name="T6">Not only does vegan leather make you look good, it also makes you </text:span><text:span text:style-name="Emphasis"><text:span text:style-name="T7">feel</text:span></text:span><text:span text:style-name="T6"> good because it’s cruelty-free. More than a billion cows, pigs, goats, sheep, alligators, ostriches, kangaroos, and even dogs and cats are cruelly </text:span><text:a xlink:type="simple" xlink:href="https://www.peta.org/issues/animals-used-for-clothing/leather-industry/global-leather-trade/" text:style-name="Internet_20_link" text:visited-style-name="Visited_20_Internet_20_Link"><text:span text:style-name="T8">slaughtered for their skins</text:span></text:a><text:span text:style-name="T6">every year. Many of these animals have their tails and horns cut off without painkillers, and some are even skinned and cut apart while still conscious. Vegan leather offers a killer look without any killing.</text:span></text:p>
      <text:p text:style-name="P1"><text:span text:style-name="T3"/></text:p>
      <text:p text:style-name="P2">Planet Earth loves vegan leather, too. Turning skin into leather takes loads of energy and a toxic brew of chemicals—including mineral salts, coal-tar derivatives, formaldehyde, oils, dyes, and finishes, some of them cyanide-based. Tannery waste contains water-fouling salt, lime sludge, sulfides, acids, and other pollutants.</text:p>
      <text:p text:style-name="P3"><text:span text:style-name="T6">So what’s in your closet? Start </text:span><text:a xlink:type="simple" xlink:href="http://features.peta.org/how-to-wear-vegan/" text:style-name="Internet_20_link" text:visited-style-name="Visited_20_Internet_20_Link"><text:span text:style-name="T8">shedding your skins</text:span></text:a><text:span text:style-name="T6"> today with these new and perennial trends:</text:span></text:p>
      <text:h text:style-name="P5" text:outline-level="2"><text:soft-page-break/><text:span text:style-name="Strong_20_Emphasis"><text:span text:style-name="T9">Messenger Bags</text:span></text:span></text:h>
      <text:p text:style-name="P3"><text:span text:style-name="T6">Oversized handbags like </text:span><text:a xlink:type="simple" xlink:href="https://doshi.shop/collections/womens-briefcases-and-business-bags/products/doshi-tablet-brief-womens-business-bag-vegan" office:target-frame-name="_blank" xlink:show="new" text:style-name="Internet_20_link" text:visited-style-name="Visited_20_Internet_20_Link"><text:span text:style-name="T8">the Doshi Tablet Brief</text:span></text:a><text:span text:style-name="T6"> or </text:span><text:a xlink:type="simple" xlink:href="https://mattandnat.com/shop/tacoma-black/" office:target-frame-name="_blank" xlink:show="new" text:style-name="Internet_20_link" text:visited-style-name="Visited_20_Internet_20_Link"><text:span text:style-name="T8">the Tacoma bag</text:span></text:a><text:span text:style-name="T6"> by Matt &amp; Nat are feminine choices for the chic professional. Hold the handles, or sling them over your elbow for convenience.</text:span></text:p>
      <text:p text:style-name="P1"><text:span text:style-name="T3"/></text:p>
      <text:h text:style-name="P4" text:outline-level="2"><text:span text:style-name="Strong_20_Emphasis"><text:span text:style-name="T11">Strappy Heels</text:span></text:span></text:h>
      <text:p text:style-name="P3"><text:span text:style-name="T6">Strappy is always sexy. The </text:span><text:a xlink:type="simple" xlink:href="http://www.nastygal.com/product/privileged-madrillo-vegan-leather-heel" office:target-frame-name="_blank" xlink:show="new" text:style-name="Internet_20_link" text:visited-style-name="Visited_20_Internet_20_Link"><text:span text:style-name="T8">Madrillo Vegan Leather Heel</text:span></text:a><text:span text:style-name="T6"> by Privilege proves this trend is here to stay. Available through Nasty Gal. Ooh la la!</text:span></text:p>
      <text:p text:style-name="P1"><text:span text:style-name="T3"/></text:p>
      <text:h text:style-name="P4" text:outline-level="2"><text:span text:style-name="Strong_20_Emphasis"><text:span text:style-name="T11">Everyday Backpacks</text:span></text:span></text:h>
      <text:p text:style-name="P3"><text:span text:style-name="T6">Backpacks are the new purses, and Target’s </text:span><text:a xlink:type="simple" xlink:href="http://www.target.com/p/faux-leather-rhonda-backpack-handbag-harper-by-hare-hart/-/A-51127302?lnk=rec%7Cslp%7Csearch_bought%7Cslp%7C51127302%7C1" office:target-frame-name="_blank" xlink:show="new" text:style-name="Internet_20_link" text:visited-style-name="Visited_20_Internet_20_Link"><text:span text:style-name="T8">Rhonda vegan leather backpack</text:span></text:a><text:span text:style-name="T6"> is here to keep you on trend.</text:span></text:p>
      <text:p text:style-name="P1"><text:span text:style-name="T3"/></text:p>
      <text:p text:style-name="P1"><text:span text:style-name="T3"/></text:p>
      <text:h text:style-name="P4" text:outline-level="2"><text:span text:style-name="Strong_20_Emphasis"><text:span text:style-name="T11">Treggings</text:span></text:span></text:h>
      <text:p text:style-name="P3"><text:span text:style-name="T6">A mix of trousers and leggings, of course! ASOS’ </text:span><text:a xlink:type="simple" xlink:href="http://us.asos.com/asos-petite/asos-petite-ultimate-leather-look-treggings/prd/6713725?iid=6713725&amp;clr=Black&amp;SearchQuery=treggings&amp;pgesize=13&amp;pge=0&amp;totalstyles=13&amp;gridsize=3&amp;gridrow=1&amp;gridcolumn=1&amp;setPrefSite=true&amp;r=1&amp;mk=na" office:target-frame-name="_blank" xlink:show="new" text:style-name="Internet_20_link" text:visited-style-name="Visited_20_Internet_20_Link"><text:span text:style-name="T8">Ultimate Leather Look Treggings</text:span></text:a><text:span text:style-name="T6">are worn best with a baggy T-shirt for a casual look or a cropped top for a night out.</text:span></text:p>
      <text:p text:style-name="P1"><text:span text:style-name="T3"/></text:p>
      <text:h text:style-name="P4" text:outline-level="2"><text:span text:style-name="Strong_20_Emphasis"><text:span text:style-name="T11">Miniskirts</text:span></text:span></text:h>
      <text:p text:style-name="P3"><text:span text:style-name="T6">This </text:span><text:a xlink:type="simple" xlink:href="http://www.delikaterayne.com/collections/moonshadows/products/black-leather-mini-skirt" office:target-frame-name="_blank" xlink:show="new" text:style-name="Internet_20_link" text:visited-style-name="Visited_20_Internet_20_Link"><text:span text:style-name="T8">Black Vegan Leather Mini Skirt</text:span></text:a><text:span text:style-name="T6"> by Delikate Rayne is so stylish that we can hardly stand it. If you really want to stop traffic, we recommend that you wear it with the </text:span><text:a xlink:type="simple" xlink:href="http://www.delikaterayne.com/collections/moonshadows/products/black-vegan-leather-bustier-with-piping" office:target-frame-name="_blank" xlink:show="new" text:style-name="Internet_20_link" text:visited-style-name="Visited_20_Internet_20_Link"><text:span text:style-name="T8">matching bustier</text:span></text:a><text:span text:style-name="T6"> (sold separately). The set is also available in </text:span><text:a xlink:type="simple" xlink:href="http://www.delikaterayne.com/collections/moonshadows/products/white-leather-mini-skirt" office:target-frame-name="_blank" xlink:show="new" text:style-name="Internet_20_link" text:visited-style-name="Visited_20_Internet_20_Link"><text:span text:style-name="T8">white</text:span></text:a><text:span text:style-name="T6">.</text:span></text:p>
      <text:p text:style-name="P1"><text:span text:style-name="T3"/></text:p>
      <text:h text:style-name="P4" text:outline-level="2"><text:span text:style-name="Strong_20_Emphasis"><text:span text:style-name="T11">Faux Ostrich Leather</text:span></text:span></text:h>
      <text:p text:style-name="P3"><text:span text:style-name="T6">White purses are suitable for both day and night, so you’ll always be appropriately accessorized with GUNAS New York’s </text:span><text:a xlink:type="simple" xlink:href="https://www.gunasthebrand.com/shop/totes/naomi-white" office:target-frame-name="_blank" xlink:show="new" text:style-name="Internet_20_link" text:visited-style-name="Visited_20_Internet_20_Link"><text:span text:style-name="T8">Naomi</text:span></text:a><text:span text:style-name="T6"> tote.</text:span></text:p>
      <text:p text:style-name="P3"><text:span text:style-name="T6"/></text:p>
      <text:h text:style-name="P6" text:outline-level="2"><text:soft-page-break/><text:span text:style-name="Strong_20_Emphasis"><text:span text:style-name="T10">Oversized Jackets</text:span></text:span></text:h>
      <text:p text:style-name="P3"><text:span text:style-name="T6">This Silence + Noise </text:span><text:a xlink:type="simple" xlink:href="http://www.urbanoutfitters.com/urban/catalog/productdetail.jsp?id=40119919&amp;category=SEARCH+RESULTS" office:target-frame-name="_blank" xlink:show="new" text:style-name="Internet_20_link" text:visited-style-name="Visited_20_Internet_20_Link"><text:span text:style-name="T8">Eddie Oversized Vegan Leather Sherpa Coat</text:span></text:a><text:span text:style-name="T6">, sold by Urban Outfitters, may be constructed with a soft vegan leather, but the look is hard-edged.</text:span></text:p>
      <text:p text:style-name="P3"><text:span text:style-name="T6"/></text:p>
      <text:h text:style-name="P6" text:outline-level="2"><text:span text:style-name="Strong_20_Emphasis"><text:span text:style-name="T10">Cork Leather</text:span></text:span></text:h>
      <text:p text:style-name="P3"><text:span text:style-name="T6">Cork is the new vegan material on the block—a recyclable, biodegradable, and versatile material, it can be made to look and feel like leather. All of Jentil’s bags, including this </text:span><text:a xlink:type="simple" xlink:href="http://www.jentil.co.uk/e-store/tote-bag" office:target-frame-name="_blank" xlink:show="new" text:style-name="Internet_20_link" text:visited-style-name="Visited_20_Internet_20_Link"><text:span text:style-name="T8">Tote Bag</text:span></text:a><text:span text:style-name="T6">, are available in natural, marble, and black colors.</text:span></text:p>
      <text:p text:style-name="P3"><text:span text:style-name="T6"/></text:p>
      <text:h text:style-name="P6" text:outline-level="2"><text:span text:style-name="Strong_20_Emphasis"><text:span text:style-name="T10">Bustiers</text:span></text:span></text:h>
      <text:p text:style-name="P3"><text:span text:style-name="T6">Get ready to take over the dance floor in Nasty Gal’s seriously sexy </text:span><text:a xlink:type="simple" xlink:href="http://www.nastygal.com/clothes/nasty-gal-moto-or-bust-vegan-leather-bustier" office:target-frame-name="_blank" xlink:show="new" text:style-name="Internet_20_link" text:visited-style-name="Visited_20_Internet_20_Link"><text:span text:style-name="T8">Moto or Bust Vegan Leather Bustier</text:span></text:a><text:span text:style-name="T6">, featuring motorcycle jacket embellishments.</text:span></text:p>
      <text:p text:style-name="P3"><text:span text:style-name="T6"/></text:p>
      <text:h text:style-name="P6" text:outline-level="2"><text:span text:style-name="Strong_20_Emphasis"><text:span text:style-name="T10">Lace-Up Boots</text:span></text:span></text:h>
      <text:p text:style-name="P3"><text:span text:style-name="T6">NICORA knows that boots are always fashionable, especially when built with durable vegan leather. You can choose red or black for your new </text:span><text:a xlink:type="simple" xlink:href="http://nicorashoes.com/products/sinclairwomens" office:target-frame-name="_blank" xlink:show="new" text:style-name="Internet_20_link" text:visited-style-name="Visited_20_Internet_20_Link"><text:span text:style-name="T8">Sinclair</text:span></text:a><text:span text:style-name="T6"> boot, available in both men’s and women’s sizes.</text:span></text:p>
      <text:p text:style-name="P3"><text:span text:style-name="T6"/></text:p>
      <text:h text:style-name="P4" text:outline-level="2"><text:span text:style-name="Strong_20_Emphasis"><text:span text:style-name="T11">Embroidered Jackets</text:span></text:span></text:h>
      <text:p text:style-name="P3"><text:a xlink:type="simple" xlink:href="https://jamesandcovegan.net/collections/biker-vegan-leather-jackets/products/biker-vegan-leather-jacket-embroidery-1" text:style-name="Internet_20_link" text:visited-style-name="Visited_20_Internet_20_Link"><text:span text:style-name="T8">James&amp;Co.</text:span></text:a><text:span text:style-name="T6">’s embroidered Biker Vegan Leather Jacket is a feminine take on a classic style.</text:span></text:p>
      <text:p text:style-name="P1"><text:span text:style-name="T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proxima-nova" svg:font-family="proxima-nova, sans-serif"/>
    <style:font-face style:name="rawline" svg:font-family="rawline, proxima-nova, Helvetica, 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11:13:30.531612742</meta:creation-date>
    <dc:date>2019-03-08T11:43:56.553965397</dc:date>
    <meta:editing-duration>PT10M5S</meta:editing-duration>
    <meta:editing-cycles>1</meta:editing-cycles>
    <meta:document-statistic meta:table-count="0" meta:image-count="0" meta:object-count="0" meta:page-count="3" meta:paragraph-count="31" meta:word-count="646" meta:character-count="3882" meta:non-whitespace-character-count="3272"/>
    <meta:generator>LibreOffice/6.0.7.3$Linux_X86_64 LibreOffice_project/00m0$Build-3</meta:generator>
  </office:meta>
</office:document-meta>
</file>